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P1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19"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20" style:family="paragraph" style:parent-style-name="Standard">
      <style:paragraph-properties style:writing-mode="lr-tb"/>
      <style:text-properties fo:color="#000000" style:font-name="Times New Roman"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style:style style:name="T8" style:family="text">
      <style:text-properties style:text-underline-style="solid" style:text-underline-width="auto" style:text-underline-color="font-color"/>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2068302488" text:style-name="L1">
        <text:list-item>
          <text:p text:style-name="P11">error: sintetizado. Sirve para indicar si hay errores contextuales del programa.</text:p>
        </text:list-item>
      </text:list>
      <text:p text:style-name="P6">Categoría Declaraciones:</text:p>
      <text:list xml:id="list2145528196" text:style-name="L2">
        <text:list-item>
          <text:p text:style-name="P12">error: sintetizado. Indica si hay errores en las declaraciones.</text:p>
        </text:list-item>
      </text:list>
      <text:p text:style-name="P6">Categoría Instrucciones:</text:p>
      <text:list xml:id="list123219001" text:continue-numbering="true" text:style-name="L2">
        <text:list-item>
          <text:p text:style-name="P12">error: sintetizado. Indica si hay errores en la sección de instrucciones.</text:p>
        </text:list-item>
      </text:list>
      <text:p text:style-name="P6">Categoría InstrucciónAsig:</text:p>
      <text:list xml:id="list1309089494"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1728594936" text:style-name="L4">
        <text:list-item>
          <text:p text:style-name="P14">error: indica error en instrucción de lectura.</text:p>
        </text:list-item>
      </text:list>
      <text:p text:style-name="P6">Categoría InsEscritura:</text:p>
      <text:list xml:id="list2068212627" text:style-name="L5">
        <text:list-item>
          <text:p text:style-name="P15">error: indica error en la instrucción de escritura.</text:p>
        </text:list-item>
      </text:list>
      <text:p text:style-name="P6">Categoría Expresión:</text:p>
      <text:list xml:id="list756225525" text:style-name="L6">
        <text:list-item>
          <text:p text:style-name="P16">tipo: sintetizado. Contiene el tipo de la expresión y, en su caso, error si existe un error de tipos.</text:p>
        </text:list-item>
      </text:list>
      <text:p text:style-name="P6">Categorías opNivX:</text:p>
      <text:list xml:id="list913538903"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text:tab/>Declaración.id = id.lex</text:p>
      <text:p text:style-name="P10"><text:tab/>Declaración.tipo = tipo.lex</text:p>
      <text:p text:style-name="P20"><text:span text:style-name="T9"><text:tab/>Declaración.error = (id=null || tipo =null)</text:span></text:p>
      <text:p text:style-name="P10"/>
      <text:p text:style-name="P8">Instrucciones → Instrucción ; Instrucciones</text:p>
      <text:p text:style-name="P8"><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text:soft-page-break/>Instrucción → InsEscritura</text:p>
      <text:p text:style-name="P8"><text:tab/><text:span text:style-name="T1">Instrucción.error = InsEscritura.error</text:span></text:p>
      <text:p text:style-name="P10"><text:tab/>InsEscritura.tsh = Instrucción.tsh</text:p>
      <text:p text:style-name="P8">Instrucción → InsAsignacion</text:p>
      <text:p text:style-name="P10"><text:tab/>Instrucción.error = InsAsignacion.error <text:s/></text:p>
      <text:p text:style-name="P10"><text:tab/>InsAsignacion.tsh = Instrucción.tsh</text:p>
      <text:p text:style-name="P8">InsLectura → <text:s/>in(id)</text:p>
      <text:p text:style-name="P8"><text:tab/><text:span text:style-name="T1">InsLectura.error = NOT existeID(InsLectura.tsh,id.lex)</text:span></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nsAsignación.tsh[id.lex].tipo = float <text:span text:style-name="T7">ᴧ</text:span> </text:p>
      <text:p text:style-name="P10"><text:tab/><text:tab/><text:tab/><text:tab/>(Expresion.tipo = character v Expresion.tipo = boolean)) v</text:p>
      <text:p text:style-name="P10"><text:tab/><text:tab/><text:tab/> <text:s text:c="7"/>(InsAsignación.tsh[id.lex].tipo = integer <text:span text:style-name="T7">ᴧ</text:span> </text:p>
      <text:p text:style-name="P10"><text:tab/><text:tab/><text:tab/><text:tab/>(Expresion.tipo=float v Expresion.tipo = character v <text:s text:c="2"/>Expresion.tipo = boolean)) <text:s/>v</text:p>
      <text:p text:style-name="P10"><text:tab/><text:tab/><text:tab/> <text:s text:c="7"/>(InsAsignación.tsh[id.lex].tipo = natural <text:span text:style-name="T7">ᴧ</text:span> Expresion.tipo =/= natural) <text:s/>v</text:p>
      <text:p text:style-name="P10"><text:tab/><text:tab/><text:tab/> <text:s text:c="7"/>(InsAsignación.tsh[id.lex].tipo = character <text:span text:style-name="T7">ᴧ</text:span> Expresion.tipo =/= character) <text:s/>v</text:p>
      <text:p text:style-name="P10"><text:tab/><text:tab/><text:tab/> <text:s text:c="7"/>(InsAsignación.tsh[id.lex].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2.tsh = ExpresionNiv1<text:span text:style-name="T5">1</text:span>.tsh = ExpresionNiv1<text:span text:style-name="T5">o</text:span>.tsh</text:p>
      <text:p text:style-name="P8">ExpresiónNiv1 → ExpresiónNiv2</text:p>
      <text:p text:style-name="P8"><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soft-page-break/><text:tab/><text:tab/> <text:s text:c="9"/>error</text:p>
      <text:p text:style-name="P10"><text:tab/><text:tab/>sino case (OpNiv2.op)</text:p>
      <text:p text:style-name="P10"><text:tab/><text:tab/><text:tab/>multiplica,divide: </text:p>
      <text:p text:style-name="P10"><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8"/>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3.tsh = ExpresionNiv2<text:span text:style-name="T5">1</text:span>.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 ExpresionNiv4.tsh = ExpresionNiv3<text:span text:style-name="T5">1</text:span>.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 <text:s text:c="8"/>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integer</text:p>
      <text:p text:style-name="P10"><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soft-page-break/><text:tab/><text:tab/><text:tab/> <text:s text:c="8"/>sino error</text:p>
      <text:p text:style-name="P10"><text:tab/>ExpresionNiv4<text:span text:style-name="T5">1</text:span>.tsh = ExpresionNiv4<text:span text:style-name="T5">o</text:span>.tsh</text:p>
      <text:p text:style-name="P8">ExpresiónNiv4 → | Expresión |</text:p>
      <text:p text:style-name="P8"><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 v Expresion.tipo = integer)</text:p>
      <text:p text:style-name="P10"><text:tab/><text:tab/><text:tab/>natural</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Expresion.tipo = Literal.tipo</text:span></text:p>
      <text:p text:style-name="P8"><text:tab/><text:span text:style-name="T1">Literal.tsh = ExpresiónNiv4.tsh</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Boo</text:p>
      <text:p text:style-name="P8"><text:tab/><text:span text:style-name="T1">Literal.tipo = boolean<text:tab/></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soft-page-break/><text:tab/><text:span text:style-name="T1">OpNiv4.op = cast-float</text:span></text:p>
      <text:p text:style-name="P1">OpNiv4 → (int)</text:p>
      <text:p text:style-name="P1"><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19T15:04:03</dc:date>
    <meta:editing-duration>PT01H49M33S</meta:editing-duration>
    <meta:editing-cycles>11</meta:editing-cycles>
    <meta:generator>OpenOffice.org/3.1$Linux OpenOffice.org_project/310m21$Build-9319</meta:generator>
    <dc:creator>Hector </dc:creator>
    <meta:document-statistic meta:table-count="0" meta:image-count="0" meta:object-count="0" meta:page-count="6" meta:paragraph-count="268" meta:word-count="1610" meta:character-count="12733"/>
  </office:meta>
</office:document-meta>
</file>